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74.15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2.52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5.52mm"/>
    </style:style>
    <style:style style:name="co14" style:family="table-column">
      <style:table-column-properties fo:break-before="auto" style:column-width="16.05mm"/>
    </style:style>
    <style:style style:name="co15" style:family="table-column">
      <style:table-column-properties fo:break-before="auto" style:column-width="16.88mm"/>
    </style:style>
    <style:style style:name="co16" style:family="table-column">
      <style:table-column-properties fo:break-before="auto" style:column-width="15.79mm"/>
    </style:style>
    <style:style style:name="co17" style:family="table-column">
      <style:table-column-properties fo:break-before="auto" style:column-width="14.15mm"/>
    </style:style>
    <style:style style:name="co18" style:family="table-column">
      <style:table-column-properties fo:break-before="auto" style:column-width="14.69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4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4" table:number-columns-repeated="3" table:default-cell-style-name="ce1"/>
        <table:table-column table:style-name="co19" table:number-columns-repeated="988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number-columns-repeated="99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string" calcext:value-type="string">
            <text:p>AKSHAYA KUMAR LOH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string" calcext:value-type="string">
            <text:p>SATYAJIT KHATU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BISWAJIT SINGHSAMANT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string" calcext:value-type="string">
            <text:p>CHINMAYA NAIK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string" calcext:value-type="string">
            <text:p>TAPASWINEE BARIK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string" calcext:value-type="string">
            <text:p>MONIDEEPA BOS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string" calcext:value-type="string">
            <text:p>SIDHANT PATTNAIK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99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string" calcext:value-type="string">
            <text:p>SAMBIT ROUT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99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string" calcext:value-type="string">
            <text:p>SOURAV BAR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string" calcext:value-type="string">
            <text:p>SOMMYAK GURU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string" calcext:value-type="string">
            <text:p>ABINASH PAND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string" calcext:value-type="string">
            <text:p>HARAPRASAD ROUT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string" calcext:value-type="string">
            <text:p>GITISH RANJAN SAMANTARA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string" calcext:value-type="string">
            <text:p>ASWIMIN KUMAR PAND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string" calcext:value-type="string">
            <text:p>BISWA BHUSAN RATH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string" calcext:value-type="string">
            <text:p>SHASANKA SEKHAR SWA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string" calcext:value-type="string">
            <text:p>TANMAY KUMAR DEHUR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string" calcext:value-type="string">
            <text:p>DIBYA RANJAN JENA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office:value-type="string" calcext:value-type="string">
            <text:p>PRABHU NARAYAN PATTANAIK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string" calcext:value-type="string">
            <text:p>DENIS MINZ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string" calcext:value-type="string">
            <text:p>RUDRA PRASAD MALLI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string" calcext:value-type="string">
            <text:p>ABHIPSA NANDA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string" calcext:value-type="string">
            <text:p>RIYA KARMAKAR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string" calcext:value-type="string">
            <text:p>SHREE NANDAN SAHO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string" calcext:value-type="string">
            <text:p>MOHIT PATE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string" calcext:value-type="string">
            <text:p>AMAR KUMAR SING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string" calcext:value-type="string">
            <text:p>MANISH NATH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string" calcext:value-type="string">
            <text:p>NABDEEP PATNAI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string" calcext:value-type="string">
            <text:p>SONALIRANI PADHIAR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string" calcext:value-type="string">
            <text:p>AMIT KUMAR JENA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string" calcext:value-type="string">
            <text:p>SOUMYA RANJAN MOHANT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string" calcext:value-type="string">
            <text:p>SIBUN KUMA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string" calcext:value-type="string">
            <text:p>PRATYUSH PRASHA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string" calcext:value-type="string">
            <text:p>SATYAJIT PRADHA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string" calcext:value-type="string">
            <text:p>PUNENDU GAJENDRA MOHAPATR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string" calcext:value-type="string">
            <text:p>SATTISH KUMAR TRIPATH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string" calcext:value-type="string">
            <text:p>PRAVEEN HEMBRO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string" calcext:value-type="string">
            <text:p>MD SABIR ALAM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string" calcext:value-type="string">
            <text:p>ANKIT KUMAR MALLIC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string" calcext:value-type="string">
            <text:p>SASWAT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string" calcext:value-type="string">
            <text:p>SHANTANU KUMA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office:value-type="string" calcext:value-type="string">
            <text:p>ASHWINI ANAND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SABYASACHI DASH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string" calcext:value-type="string">
            <text:p>JANMENJAYA SAHOO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string" calcext:value-type="string">
            <text:p>SAHABAZ KHA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string" calcext:value-type="string">
            <text:p>SUBHAMSHREE SOUMYADARSHI MALLI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office:value-type="string" calcext:value-type="string">
            <text:p>SHANTANU JAN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office:value-type="string" calcext:value-type="string">
            <text:p>MD ARMAN K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office:value-type="string" calcext:value-type="string">
            <text:p>BUDDHADEV TUDU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10:43:00.969533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1T10:44:28.223870267</dc:date>
    <meta:editing-duration>PT3H1M51S</meta:editing-duration>
    <meta:editing-cycles>24</meta:editing-cycles>
    <meta:generator>LibreOffice/5.1.4.2$Linux_X86_64 LibreOffice_project/10m0$Build-2</meta:generator>
    <meta:document-statistic meta:table-count="1" meta:cell-count="1700" meta:object-count="0"/>
  </office:meta>
</office:document-meta>
</file>